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3"/>
    <style:style style:name="ce3" style:family="table-cell" style:parent-style-name="Default" style:data-style-name="N118"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5" style:family="table-cell" style:parent-style-name="Default" style:data-style-name="N114">
      <style:text-properties fo:font-weight="bold" style:font-weight-asian="bold" style:font-weight-complex="bold"/>
    </style:style>
    <style:style style:name="ce6" style:family="table-cell" style:parent-style-name="Default" style:data-style-name="N115"/>
    <style:style style:name="ce7" style:family="table-cell" style:parent-style-name="Default" style:data-style-name="N115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/>
          <table:table-cell office:value-type="string" calcext:value-type="string">
            <text:p>Time (hh:mm)</text:p>
          </table:table-cell>
          <table:table-cell office:value-type="string" calcext:value-type="string">
            <text:p>Length (m)</text:p>
          </table:table-cell>
          <table:table-cell office:value-type="string" calcext:value-type="string">
            <text:p>Mass (g)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Transpare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style-name="ce3" table:formula="of:=SUM([.B3:.B8])" office:value-type="float" office:value="4.02361111111111" calcext:value-type="float">
            <text:p>4.02 days</text:p>
          </table:table-cell>
          <table:table-cell table:style-name="ce5" table:formula="of:=SUM([.C3:.C9])" office:value-type="float" office:value="145.65" calcext:value-type="float">
            <text:p>146 m</text:p>
          </table:table-cell>
          <table:table-cell table:style-name="ce7" table:formula="of:=SUM([.D3:.D9])" office:value-type="float" office:value="1152" calcext:value-type="float">
            <text:p>1152 g</text:p>
          </table:table-cell>
          <table:table-cell table:style-name="ce5" table:formula="of:=SUM([.E3:.E9])" office:value-type="float" office:value="10.76" calcext:value-type="float">
            <text:p>11 m</text:p>
          </table:table-cell>
          <table:table-cell table:style-name="ce5" table:formula="of:=SUM([.F3:.F9])" office:value-type="float" office:value="134.89" calcext:value-type="float">
            <text:p>135 m</text:p>
          </table:table-cell>
          <table:table-cell table:style-name="ce5" table:formula="of:=SUM([.G3:.G9])" office:value-type="float" office:value="0" calcext:value-type="float">
            <text:p>0 m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Advertising Hoarding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10.76" calcext:value-type="float">
            <text:p>11 m</text:p>
          </table:table-cell>
          <table:table-cell office:value-type="float" office:value="85" calcext:value-type="float">
            <text:p>85 g</text:p>
          </table:table-cell>
          <table:table-cell table:formula="of:=[.C3]" office:value-type="float" office:value="10.76" calcext:value-type="float">
            <text:p>10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pola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8.84" calcext:value-type="float">
            <text:p>29 m</text:p>
          </table:table-cell>
          <table:table-cell office:value-type="float" office:value="228" calcext:value-type="float">
            <text:p>228 g</text:p>
          </table:table-cell>
          <table:table-cell/>
          <table:table-cell table:formula="of:=[.C4]" office:value-type="float" office:value="28.84" calcext:value-type="float">
            <text:p>2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e</text:p>
          </table:table-cell>
          <table:table-cell office:value-type="time" office:time-value="PT16H24M00S" calcext:value-type="time">
            <text:p>16:24</text:p>
          </table:table-cell>
          <table:table-cell office:value-type="float" office:value="25.41" calcext:value-type="float">
            <text:p>25 m</text:p>
          </table:table-cell>
          <table:table-cell office:value-type="float" office:value="201" calcext:value-type="float">
            <text:p>201 g</text:p>
          </table:table-cell>
          <table:table-cell/>
          <table:table-cell table:formula="of:=[.C5]" office:value-type="float" office:value="25.41" calcext:value-type="float">
            <text:p>25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er Base 1</text:p>
          </table:table-cell>
          <table:table-cell office:value-type="time" office:time-value="PT14H29M00S" calcext:value-type="time">
            <text:p>14:29</text:p>
          </table:table-cell>
          <table:table-cell office:value-type="float" office:value="21.99" calcext:value-type="float">
            <text:p>22 m</text:p>
          </table:table-cell>
          <table:table-cell office:value-type="float" office:value="174" calcext:value-type="float">
            <text:p>174 g</text:p>
          </table:table-cell>
          <table:table-cell/>
          <table:table-cell table:formula="of:=[.C6]" office:value-type="float" office:value="21.99" calcext:value-type="float">
            <text:p>2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er Base 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27.9" calcext:value-type="float">
            <text:p>28 m</text:p>
          </table:table-cell>
          <table:table-cell office:value-type="float" office:value="221" calcext:value-type="float">
            <text:p>221 g</text:p>
          </table:table-cell>
          <table:table-cell/>
          <table:table-cell table:formula="of:=[.C7]" office:value-type="float" office:value="27.9" calcext:value-type="float">
            <text:p>2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er Base 3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0.75" calcext:value-type="float">
            <text:p>31 m</text:p>
          </table:table-cell>
          <table:table-cell office:value-type="float" office:value="243" calcext:value-type="float">
            <text:p>243 g</text:p>
          </table:table-cell>
          <table:table-cell/>
          <table:table-cell table:formula="of:=[.C8]" office:value-type="float" office:value="30.75" calcext:value-type="float">
            <text:p>30.75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10">
      <number:day number:style="long"/>
      <number:text>:</number:text>
      <number:hours number:style="long"/>
      <number:text>:</number:text>
      <number:minutes number:style="long"/>
    </number:date-style>
    <number:time-style style:name="N111">
      <number:hours number:style="long"/>
      <number:hours/>
      <number:text>:</number:text>
      <number:minutes number:style="long"/>
    </number:time-style>
    <number:date-style style:name="N112">
      <number:day number:style="long"/>
      <number:text> </number:text>
      <number:hours number:style="long"/>
      <number:text>:</number:text>
      <number:minutes number:style="long"/>
    </number:date-style>
    <number:time-style style:name="N113" number:truncate-on-overflow="false">
      <number:hours number:style="long"/>
      <number:text>:</number:text>
      <number:minutes number:style="long"/>
    </number:time-style>
    <number:number-style style:name="N114">
      <number:number number:decimal-places="0" number:min-integer-digits="1"/>
      <number:text> m</number:text>
    </number:number-style>
    <number:number-style style:name="N115">
      <number:number number:decimal-places="0" number:min-integer-digits="1"/>
      <number:text> g</number:text>
    </number:number-style>
    <number:number-style style:name="N116P0" style:volatile="true">
      <number:number number:decimal-places="1" number:min-integer-digits="1" number:decimal-replacement=""/>
      <number:text> days</number:text>
    </number:number-style>
    <number:time-style style:name="N116" number:truncate-on-overflow="false">
      <number:hours number:style="long"/>
      <number:text>:</number:text>
      <number:minutes number:style="long"/>
      <style:map style:condition="value()&gt;=1" style:apply-style-name="N116P0"/>
    </number:time-style>
    <number:date-style style:name="N117P0" style:volatile="true">
      <number:day number:style="long"/>
      <number:text>:[</number:text>
      <number:hours number:style="long"/>
      <number:text>]:</number:text>
      <number:minutes number:style="long"/>
    </number:date-style>
    <number:time-style style:name="N117" number:truncate-on-overflow="false">
      <number:hours number:style="long"/>
      <number:text>:</number:text>
      <number:minutes number:style="long"/>
      <style:map style:condition="value()&gt;=1" style:apply-style-name="N117P0"/>
    </number:time-style>
    <number:number-style style:name="N118P0" style:volatile="true">
      <number:number number:decimal-places="2" number:min-integer-digits="1" number:decimal-replacement=""/>
      <number:text> days</number:text>
    </number:number-style>
    <number:time-style style:name="N118">
      <number:hours/>
      <number:text>:</number:text>
      <number:minutes number:style="long"/>
      <number:text> hrs</number:text>
      <style:map style:condition="value()&gt;=1" style:apply-style-name="N118P0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5-06-10T17:30:34.885760385</meta:creation-date>
    <dc:date>2015-06-10T19:39:13.885180622</dc:date>
    <dc:creator>patrick </dc:creator>
    <meta:editing-duration>PT1H38M18S</meta:editing-duration>
    <meta:editing-cycles>1</meta:editing-cycles>
    <meta:document-statistic meta:table-count="1" meta:cell-count="43" meta:object-count="0"/>
    <meta:generator>LibreOffice/4.2.8.2$Linux_x86 LibreOffice_project/420m0$Build-2</meta:generator>
  </office:meta>
</office:document-meta>
</file>